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5.334cm" style:rel-column-width="21844*"/>
    </style:style>
    <style:style style:name="Decisionseps.B" style:family="table-column">
      <style:table-column-properties style:column-width="5.334cm" style:rel-column-width="21845*"/>
    </style:style>
    <style:style style:name="Decisionseps.C" style:family="table-column">
      <style:table-column-properties style:column-width="5.334cm" style:rel-column-width="21846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C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30" style:family="paragraph" style:parent-style-name="Table_20_Heading">
      <style:text-properties officeooo:rsid="0013cf94" officeooo:paragraph-rsid="0013cf94"/>
    </style:style>
    <style:style style:name="P31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32" style:family="paragraph" style:parent-style-name="Standard">
      <style:paragraph-properties fo:margin-left="7.493cm" fo:margin-right="0cm" fo:text-indent="1.249cm" style:auto-text-indent="false" style:writing-mode="lr-tb"/>
    </style:style>
    <style:style style:name="P3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Heading">
      <style:text-properties officeooo:rsid="0013cf94" officeooo:paragraph-rsid="00296212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style:font-name="Times New Roman" fo:font-size="10pt" fo:language="fr" fo:country="FR" fo:font-style="normal" fo:font-weight="normal"/>
    </style:style>
    <style:style style:name="T4" style:family="text">
      <style:text-properties officeooo:rsid="002113bf"/>
    </style:style>
    <style:style style:name="T5" style:family="text">
      <style:text-properties officeooo:rsid="0027469b"/>
    </style:style>
    <style:style style:name="T6" style:family="text">
      <style:text-properties officeooo:rsid="0029621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</text:user-field-decls>
      <text:p text:style-name="P33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32"><text:span text:style-name="T5">L</text:span>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PROCES VERBAL DE SEANCE DU <text:user-field-get style:data-style-name="N38" text:name="seanceep_dateseance">samedi 30 décembre 1899</text:user-field-get>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2"> <text:s text:c="2"/></text:span></text:p>
      <text:p text:style-name="P19"/>
      <text:p text:style-name="P26"><text:tab/></text:p>
      <text:p text:style-name="P2"/>
      <text:p text:style-name="P24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25"><text:s/>Etaient présentes, </text:p>
      <text:section text:style-name="Sect1" text:name="Presences_present">
        <text:p text:style-name="P28"><text:span text:style-name="T4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31">Etait excusée,</text:p>
      <text:section text:style-name="Sect1" text:name="Presences_excuse">
        <text:p text:style-name="P29"><text:span text:style-name="T4">-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column table:style-name="Decisionseps.C"/>
        <table:table-header-rows>
          <table:table-row>
            <table:table-cell table:style-name="Decisionseps.A1" office:value-type="string">
              <text:p text:style-name="P30">Nom</text:p>
            </table:table-cell>
            <table:table-cell table:style-name="Decisionseps.A1" office:value-type="string">
              <text:p text:style-name="P35"><text:span text:style-name="T6">Thématique</text:span></text:p>
            </table:table-cell>
            <table:table-cell table:style-name="Decisionseps.C1" office:value-type="string">
              <text:p text:style-name="P30">Avis</text:p>
            </table:table-cell>
          </table:table-row>
        </table:table-header-rows>
        <table:table-row>
          <table:table-cell table:style-name="Decisionseps.A2" office:value-type="string">
            <text:p text:style-name="P27"><text:user-field-get text:name="personne_nom"/> <text:user-field-get text:name="personne_prenom"/></text:p>
          </table:table-cell>
          <table:table-cell table:style-name="Decisionseps.A2" office:value-type="string">
            <text:p text:style-name="P27"><text:user-field-get text:name="dossierep_themeep"/></text:p>
          </table:table-cell>
          <table:table-cell table:style-name="Decisionseps.C2" office:value-type="string">
            <text:p text:style-name="P27"><text:user-field-get text:name="decisionnonrespectsanctionep93_decision"/><text:user-field-get text:name="nvsrepreorientsr93_decision"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><text:soft-page-break/></text:p>
      <text:p text:style-name="P21"/>
      <text:p text:style-name="P21"><text:s text:c="86"/><text:span text:style-name="T3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Linux OpenOffice.org_project/320m19$Build-9505</meta:generator>
    <dc:date>2011-02-09T15:35:12</dc:date>
    <dc:creator>Christian Buffin</dc:creator>
    <meta:editing-duration>PT08H24M46S</meta:editing-duration>
    <meta:editing-cycles>33</meta:editing-cycles>
    <meta:document-statistic meta:table-count="1" meta:image-count="0" meta:object-count="0" meta:page-count="2" meta:paragraph-count="30" meta:word-count="121" meta:character-count="947"/>
  </office:meta>
</office:document-meta>
</file>